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Normal" style:family="paragraph">
      <style:paragraph-properties fo:line-height="100%"/>
    </style:style>
    <style:style style:name="P3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4" style:parent-style-name="Normal" style:family="paragraph">
      <style:paragraph-properties fo:line-height="100%"/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</style:style>
    <style:style style:name="P7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8" style:parent-style-name="Normal" style:family="paragraph">
      <style:paragraph-properties fo:line-height="100%"/>
    </style:style>
    <style:style style:name="P9" style:parent-style-name="Normal" style:list-style-name="LFO2" style:family="paragraph">
      <style:paragraph-properties fo:line-height="100%"/>
    </style:style>
    <style:style style:name="P10" style:parent-style-name="Normal" style:list-style-name="LFO2" style:family="paragraph">
      <style:paragraph-properties fo:line-height="100%"/>
    </style:style>
    <style:style style:name="P11" style:parent-style-name="Normal" style:list-style-name="LFO2" style:family="paragraph">
      <style:paragraph-properties fo:line-height="100%"/>
    </style:style>
    <style:style style:name="P12" style:parent-style-name="Normal" style:list-style-name="LFO2" style:family="paragraph">
      <style:paragraph-properties fo:line-height="100%"/>
    </style:style>
    <style:style style:name="P13" style:parent-style-name="Normal" style:family="paragraph">
      <style:paragraph-properties fo:line-height="100%"/>
    </style:style>
    <style:style style:name="P14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15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16" style:parent-style-name="Normal" style:family="paragraph">
      <style:paragraph-properties fo:line-height="100%"/>
    </style:style>
    <style:style style:name="P17" style:parent-style-name="Normal" style:family="paragraph">
      <style:paragraph-properties fo:line-height="100%"/>
    </style:style>
    <style:style style:name="P18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19" style:parent-style-name="Normal" style:list-style-name="LFO3" style:family="paragraph">
      <style:paragraph-properties fo:line-height="100%"/>
    </style:style>
    <style:style style:name="P20" style:parent-style-name="Normal" style:list-style-name="LFO3" style:family="paragraph">
      <style:paragraph-properties fo:line-height="100%"/>
    </style:style>
    <style:style style:name="P21" style:parent-style-name="Normal" style:family="paragraph">
      <style:paragraph-properties fo:line-height="100%"/>
    </style:style>
    <style:style style:name="P22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23" style:parent-style-name="Normal" style:family="paragraph">
      <style:paragraph-properties fo:line-height="100%"/>
    </style:style>
    <style:style style:name="P24" style:parent-style-name="Normal" style:family="paragraph">
      <style:paragraph-properties fo:line-height="100%"/>
    </style:style>
    <style:style style:name="P25" style:parent-style-name="Normal" style:family="paragraph">
      <style:paragraph-properties fo:line-height="100%"/>
    </style:style>
    <style:style style:name="P26" style:parent-style-name="Normal" style:family="paragraph">
      <style:paragraph-properties fo:line-height="100%"/>
    </style:style>
    <style:style style:name="P27" style:parent-style-name="Normal" style:family="paragraph">
      <style:paragraph-properties fo:line-height="100%"/>
    </style:style>
    <style:style style:name="P28" style:parent-style-name="Normal" style:family="paragraph">
      <style:paragraph-properties fo:line-height="100%"/>
    </style:style>
    <style:style style:name="P29" style:parent-style-name="Normal" style:family="paragraph">
      <style:paragraph-properties fo:line-height="100%"/>
    </style:style>
    <style:style style:name="P30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31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32" style:parent-style-name="Normal" style:family="paragraph">
      <style:paragraph-properties fo:line-height="100%"/>
    </style:style>
    <style:style style:name="P33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34" style:parent-style-name="Normal" style:family="paragraph">
      <style:paragraph-properties fo:line-height="100%"/>
    </style:style>
    <style:style style:name="P35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36" style:parent-style-name="Normal" style:family="paragraph">
      <style:paragraph-properties fo:line-height="100%"/>
    </style:style>
    <style:style style:name="P37" style:parent-style-name="Normal" style:family="paragraph">
      <style:paragraph-properties fo:line-height="100%"/>
    </style:style>
    <style:style style:name="P38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39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40" style:parent-style-name="Normal" style:family="paragraph">
      <style:paragraph-properties fo:line-height="100%"/>
    </style:style>
    <style:style style:name="P41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42" style:parent-style-name="Normal" style:family="paragraph">
      <style:paragraph-properties fo:line-height="100%"/>
    </style:style>
    <style:style style:name="P43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44" style:parent-style-name="Normal" style:family="paragraph">
      <style:paragraph-properties fo:line-height="100%"/>
    </style:style>
    <style:style style:name="P45" style:parent-style-name="Normal" style:list-style-name="LFO4" style:family="paragraph">
      <style:paragraph-properties fo:line-height="100%"/>
    </style:style>
    <style:style style:name="P46" style:parent-style-name="Normal" style:list-style-name="LFO4" style:family="paragraph">
      <style:paragraph-properties fo:line-height="100%"/>
    </style:style>
    <style:style style:name="P47" style:parent-style-name="Normal" style:family="paragraph">
      <style:paragraph-properties fo:line-height="100%"/>
    </style:style>
    <style:style style:name="P48" style:parent-style-name="Normal" style:list-style-name="LFO5" style:family="paragraph">
      <style:paragraph-properties fo:line-height="100%"/>
    </style:style>
    <style:style style:name="P49" style:parent-style-name="Normal" style:list-style-name="LFO5" style:family="paragraph">
      <style:paragraph-properties fo:line-height="100%"/>
    </style:style>
    <style:style style:name="P50" style:parent-style-name="Normal" style:family="paragraph">
      <style:paragraph-properties fo:line-height="100%"/>
    </style:style>
    <style:style style:name="P51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52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53" style:parent-style-name="Normal" style:family="paragraph">
      <style:paragraph-properties fo:line-height="100%"/>
    </style:style>
    <style:style style:name="P54" style:parent-style-name="Normal" style:family="paragraph">
      <style:paragraph-properties fo:line-height="100%"/>
    </style:style>
    <style:style style:name="P55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56" style:parent-style-name="Normal" style:family="paragraph">
      <style:paragraph-properties fo:line-height="100%"/>
    </style:style>
    <style:style style:name="P57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58" style:parent-style-name="Normal" style:family="paragraph">
      <style:paragraph-properties fo:line-height="100%"/>
    </style:style>
    <style:style style:name="P59" style:parent-style-name="Normal" style:family="paragraph">
      <style:paragraph-properties fo:line-height="100%"/>
    </style:style>
    <style:style style:name="P60" style:parent-style-name="Normal" style:family="paragraph">
      <style:paragraph-properties fo:line-height="100%"/>
    </style:style>
    <style:style style:name="P61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62" style:parent-style-name="Normal" style:family="paragraph">
      <style:paragraph-properties fo:line-height="100%"/>
    </style:style>
    <style:style style:name="P63" style:parent-style-name="Normal" style:family="paragraph">
      <style:paragraph-properties fo:line-height="100%"/>
    </style:style>
    <style:style style:name="P64" style:parent-style-name="Normal" style:family="paragraph">
      <style:paragraph-properties fo:line-height="100%"/>
    </style:style>
    <style:style style:name="P65" style:parent-style-name="Normal" style:family="paragraph">
      <style:paragraph-properties fo:line-height="100%"/>
    </style:style>
    <style:style style:name="P66" style:parent-style-name="Normal" style:family="paragraph">
      <style:paragraph-properties fo:line-height="100%"/>
    </style:style>
    <style:style style:name="P67" style:parent-style-name="Normal" style:family="paragraph">
      <style:paragraph-properties fo:line-height="100%"/>
    </style:style>
    <style:style style:name="P68" style:parent-style-name="Normal" style:family="paragraph">
      <style:paragraph-properties fo:line-height="100%"/>
    </style:style>
    <style:style style:name="P69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70" style:parent-style-name="Normal" style:list-style-name="LFO6" style:family="paragraph">
      <style:paragraph-properties fo:line-height="100%"/>
    </style:style>
    <style:style style:name="P71" style:parent-style-name="Normal" style:list-style-name="LFO6" style:family="paragraph">
      <style:paragraph-properties fo:line-height="100%"/>
    </style:style>
    <style:style style:name="P72" style:parent-style-name="Normal" style:family="paragraph">
      <style:paragraph-properties fo:line-height="100%"/>
    </style:style>
    <style:style style:name="P73" style:parent-style-name="Normal" style:family="paragraph">
      <style:paragraph-properties fo:line-height="100%"/>
    </style:style>
    <style:style style:name="P74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75" style:parent-style-name="Normal" style:list-style-name="LFO7" style:family="paragraph">
      <style:paragraph-properties fo:line-height="100%"/>
    </style:style>
    <style:style style:name="P76" style:parent-style-name="Normal" style:list-style-name="LFO7" style:family="paragraph">
      <style:paragraph-properties fo:line-height="100%"/>
    </style:style>
    <style:style style:name="P77" style:parent-style-name="Normal" style:list-style-name="LFO7" style:family="paragraph">
      <style:paragraph-properties fo:line-height="100%"/>
    </style:style>
    <style:style style:name="P78" style:parent-style-name="Normal" style:list-style-name="LFO7" style:family="paragraph">
      <style:paragraph-properties fo:line-height="100%"/>
    </style:style>
    <style:style style:name="P79" style:parent-style-name="Normal" style:family="paragraph">
      <style:paragraph-properties fo:line-height="100%"/>
    </style:style>
    <style:style style:name="P80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81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82" style:parent-style-name="Normal" style:family="paragraph">
      <style:paragraph-properties fo:line-height="100%"/>
    </style:style>
    <style:style style:name="P83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84" style:parent-style-name="Normal" style:family="paragraph">
      <style:paragraph-properties fo:line-height="100%"/>
    </style:style>
  </office:automatic-styles>
  <office:body>
    <office:text text:use-soft-page-breaks="true">
      <text:h text:style-name="P1" text:outline-level="1">Documentation Technique — SAE 6</text:h>
      <text:p text:style-name="P2"/>
      <text:p text:style-name="P3">1. Présentation</text:p>
      <text:p text:style-name="P4">Projet réalisé par :Lucas Michallat,Théo Fillon,Thibaud Muller</text:p>
      <text:p text:style-name="P5">Objectif : Développement d’un outil décisionnel avec interface web (Streamlit), base de données MySQL et visualisation via tableau de bord.</text:p>
      <text:p text:style-name="P6"/>
      <text:p text:style-name="P7">2. Prérequis</text:p>
      <text:p text:style-name="P8">Environnement requis :</text:p>
      <text:list text:style-name="LFO2" text:continue-numbering="true">
        <text:list-item>
          <text:p text:style-name="P9">Windows 10</text:p>
        </text:list-item>
        <text:list-item>
          <text:p text:style-name="P10">Docker Desktop installé et lancé</text:p>
        </text:list-item>
        <text:list-item>
          <text:p text:style-name="P11">Python 3.11 minimum (pour version sans Docker)</text:p>
        </text:list-item>
        <text:list-item>
          <text:p text:style-name="P12">Git<text:s/></text:p>
        </text:list-item>
      </text:list>
      <text:p text:style-name="P13"/>
      <text:p text:style-name="P14">3. Récupération du projet</text:p>
      <text:p text:style-name="P15">Méthode 1 — Git</text:p>
      <text:p text:style-name="P16">git clone &lt;url_du_repo&gt;</text:p>
      <text:p text:style-name="P17">cd SAE-Pingouin-Groupe-5-main</text:p>
      <text:p text:style-name="P18">Méthode 2 — ZIP</text:p>
      <text:list text:style-name="LFO3" text:continue-numbering="true">
        <text:list-item>
          <text:p text:style-name="P19">Télécharger le projet depuis GitHub</text:p>
        </text:list-item>
        <text:list-item>
          <text:p text:style-name="P20">Extraire dans un dossier local (ex : C:\Users\theo\projet)</text:p>
        </text:list-item>
      </text:list>
      <text:p text:style-name="P21"/>
      <text:p text:style-name="P22">4. Configuration</text:p>
      <text:p text:style-name="P23">Renommer le fichier :</text:p>
      <text:p text:style-name="P24">env.txt → .env</text:p>
      <text:p text:style-name="P25">Exemple de contenu du fichier .env :</text:p>
      <text:p text:style-name="P26">MYSQL_ROOT_PASSWORD=rootpassword</text:p>
      <text:p text:style-name="P27">MYSQL_DATABASE=dbname</text:p>
      <text:p text:style-name="P28">MYSQL_USER=admin</text:p>
      <text:p text:style-name="P29">MYSQL_PASSWORD=adminpassword</text:p>
      <text:soft-page-break/>
      <text:p text:style-name="P30">5. Lancement avec Docker</text:p>
      <text:p text:style-name="P31">Première exécution (build obligatoire)</text:p>
      <text:p text:style-name="P32">docker compose up -d --build</text:p>
      <text:p text:style-name="P33">Lancer ensuite</text:p>
      <text:p text:style-name="P34">docker compose up -d</text:p>
      <text:p text:style-name="P35">Arrêter les conteneurs</text:p>
      <text:p text:style-name="P36">docker compose down</text:p>
      <text:p text:style-name="P37"/>
      <text:p text:style-name="P38">6. Accès aux services</text:p>
      <text:p text:style-name="P39">Application (Streamlit)</text:p>
      <text:p text:style-name="P40">http://localhost:8501</text:p>
      <text:p text:style-name="P41">phpMyAdmin</text:p>
      <text:p text:style-name="P42">http://localhost:8080</text:p>
      <text:p text:style-name="P43">Identifiants</text:p>
      <text:p text:style-name="P44">Base de données :</text:p>
      <text:list text:style-name="LFO4" text:continue-numbering="true">
        <text:list-item>
          <text:p text:style-name="P45">utilisateur : root</text:p>
        </text:list-item>
        <text:list-item>
          <text:p text:style-name="P46">mot de passe : rootpassword</text:p>
        </text:list-item>
      </text:list>
      <text:p text:style-name="P47">Application :</text:p>
      <text:list text:style-name="LFO5" text:continue-numbering="true">
        <text:list-item>
          <text:p text:style-name="P48">utilisateur : admin</text:p>
        </text:list-item>
        <text:list-item>
          <text:p text:style-name="P49">mot de passe : adminpassword</text:p>
        </text:list-item>
      </text:list>
      <text:p text:style-name="P50"/>
      <text:p text:style-name="P51">8. Exécution sans Docker (environnement Python venv)</text:p>
      <text:p text:style-name="P52">Création de l’environnement</text:p>
      <text:p text:style-name="P53">python -m venv venv</text:p>
      <text:p text:style-name="P54">venv\Scripts\activate</text:p>
      <text:p text:style-name="P55">Installation des dépendances</text:p>
      <text:p text:style-name="P56">pip install -r requirements.txt</text:p>
      <text:p text:style-name="P57">Lancement de l’application</text:p>
      <text:p text:style-name="P58">streamlit run app.py</text:p>
      <text:p text:style-name="P59"/>
      <text:p text:style-name="P60"/>
      <text:soft-page-break/>
      <text:p text:style-name="P61">9. Dépendances Python</text:p>
      <text:p text:style-name="P62">Exemple de fichier requirements.txt :</text:p>
      <text:p text:style-name="P63">streamlit==1.32.0</text:p>
      <text:p text:style-name="P64">pandas==2.2.1</text:p>
      <text:p text:style-name="P65">mysql-connector-python==8.3.0</text:p>
      <text:p text:style-name="P66">SQLAlchemy==2.0.29</text:p>
      <text:p text:style-name="P67">python-dotenv==1.0.1</text:p>
      <text:p text:style-name="P68"/>
      <text:p text:style-name="P69">10. Base de données</text:p>
      <text:list text:style-name="LFO6" text:continue-numbering="true">
        <text:list-item>
          <text:p text:style-name="P70">Système : MySQL 8 (via Docker)</text:p>
        </text:list-item>
        <text:list-item>
          <text:p text:style-name="P71">Initialisation automatique via le fichier :</text:p>
        </text:list-item>
      </text:list>
      <text:p text:style-name="P72">init.sql</text:p>
      <text:p text:style-name="P73"/>
      <text:p text:style-name="P74">11. Problèmes fréquents</text:p>
      <text:list text:style-name="LFO7" text:continue-numbering="true">
        <text:list-item>
          <text:p text:style-name="P75">Fichier .env absent → MySQL ne démarre pas</text:p>
        </text:list-item>
        <text:list-item>
          <text:p text:style-name="P76">Ports déjà utilisés → conflit (3306, 8080, 8501)</text:p>
        </text:list-item>
        <text:list-item>
          <text:p text:style-name="P77">Nom du fichier incorrect (app.py) → Streamlit ne démarre pas</text:p>
        </text:list-item>
        <text:list-item>
          <text:p text:style-name="P78">Mauvais emplacement du dossier streamlit/ → erreur de build</text:p>
        </text:list-item>
      </text:list>
      <text:p text:style-name="P79"/>
      <text:p text:style-name="P80">12. Vérification</text:p>
      <text:p text:style-name="P81">Conteneurs actifs</text:p>
      <text:p text:style-name="P82">docker ps</text:p>
      <text:p text:style-name="P83">Logs</text:p>
      <text:p text:style-name="P84">docker compose logs -f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illon Theo</meta:initial-creator>
    <dc:creator>Fillon Theo</dc:creator>
    <meta:creation-date>2026-04-02T13:23:00Z</meta:creation-date>
    <dc:date>2026-04-02T15:06:00Z</dc:date>
    <meta:template xlink:href="Normal" xlink:type="simple"/>
    <meta:editing-cycles>2</meta:editing-cycles>
    <meta:editing-duration>PT6180S</meta:editing-duration>
    <meta:document-statistic meta:page-count="3" meta:paragraph-count="4" meta:word-count="310" meta:character-count="2012" meta:row-count="14" meta:non-whitespace-character-count="1706"/>
  </office:meta>
</office:document-meta>
</file>